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top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7" style:family="graphic" style:parent-style-name="standard">
      <style:graphic-properties svg:stroke-color="#000000" draw:marker-start="Arrow" draw:marker-start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35cm"/>
    </style:style>
    <style:style style:name="gr9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gr11" style:family="graphic" style:parent-style-name="standard">
      <style:graphic-properties draw:stroke="none" svg:stroke-color="#000000" draw:fill="none" draw:fill-color="#ffffff" fo:min-height="0.889cm"/>
    </style:style>
    <style:style style:name="gr12" style:family="graphic" style:parent-style-name="standard">
      <style:graphic-properties draw:stroke="none" svg:stroke-color="#000000" draw:fill="none" draw:fill-color="#ffffff" fo:min-height="0.762cm"/>
    </style:style>
    <style:style style:name="gr13" style:family="graphic" style:parent-style-name="standard">
      <style:graphic-properties draw:stroke="none" svg:stroke-color="#000000" draw:fill="none" draw:fill-color="#ffffff" fo:min-height="1.016cm"/>
    </style:style>
    <style:style style:name="gr14" style:family="graphic" style:parent-style-name="standard">
      <style:graphic-properties svg:stroke-color="#000000" draw:fill-color="#ffffff" draw:textarea-vertical-align="middle"/>
    </style:style>
    <style:style style:name="gr15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25.495cm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509cm" svg:height="7.62cm" svg:x="1.508cm" svg:y="2.016cm">
          <text:p text:style-name="P1">Mobile App</text:p>
        </draw:rect>
        <draw:custom-shape draw:style-name="gr2" draw:text-style-name="P1" draw:layer="layout" svg:width="3.302cm" svg:height="4.318cm" svg:x="9.001cm" svg:y="21.447cm"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draw:layer="layout" svg:width="7.239cm" svg:height="6.604cm" svg:x="12.557cm" svg:y="1.889cm">
          <text:p text:style-name="P1">Technical Support Portal</text:p>
        </draw:rect>
        <draw:rect draw:style-name="gr1" draw:text-style-name="P1" draw:layer="layout" svg:width="7.366cm" svg:height="6.604cm" svg:x="6.588cm" svg:y="11.414cm">
          <text:p text:style-name="P1">Cloud Service</text:p>
        </draw:rect>
        <draw:rect draw:style-name="gr3" draw:text-style-name="P1" draw:layer="layout" svg:width="2.54cm" svg:height="1.143cm" svg:x="1.762cm" svg:y="3.032cm">
          <text:p text:style-name="P1">GUI</text:p>
        </draw:rect>
        <draw:rect draw:style-name="gr3" draw:text-style-name="P1" draw:layer="layout" svg:width="3.175cm" svg:height="1.143cm" svg:x="2.143cm" svg:y="6.207cm">
          <text:p text:style-name="P1">Filter Data</text:p>
        </draw:rect>
        <draw:rect draw:style-name="gr3" draw:text-style-name="P1" draw:layer="layout" svg:width="3.683cm" svg:height="1.016cm" svg:x="5.826cm" svg:y="3.286cm">
          <text:p text:style-name="P1">Collect Data</text:p>
        </draw:rect>
        <draw:rect draw:style-name="gr3" draw:text-style-name="P1" draw:layer="layout" svg:width="2.921cm" svg:height="1.016cm" svg:x="6.207cm" svg:y="6.461cm">
          <text:p text:style-name="P1">PMM</text:p>
        </draw:rect>
        <draw:line draw:style-name="gr4" draw:text-style-name="P1" draw:layer="layout" svg:x1="7.096cm" svg:y1="6.461cm" svg:x2="7.096cm" svg:y2="4.175cm">
          <text:p/>
        </draw:line>
        <draw:line draw:style-name="gr4" draw:text-style-name="P1" draw:layer="layout" svg:x1="4.048cm" svg:y1="7.35cm" svg:x2="4.048cm" svg:y2="8.366cm">
          <text:p/>
        </draw:line>
        <draw:line draw:style-name="gr4" draw:text-style-name="P1" draw:layer="layout" svg:x1="5.826cm" svg:y1="4.302cm" svg:x2="4.683cm" svg:y2="6.334cm">
          <text:p/>
        </draw:line>
        <draw:rect draw:style-name="gr3" draw:text-style-name="P1" draw:layer="layout" svg:width="3.429cm" svg:height="1.143cm" svg:x="12.938cm" svg:y="6.588cm">
          <text:p text:style-name="P1">Interface</text:p>
        </draw:rect>
        <draw:rect draw:style-name="gr3" draw:text-style-name="P1" draw:layer="layout" svg:width="3.81cm" svg:height="1.143cm" svg:x="13.065cm" svg:y="3.413cm">
          <text:p text:style-name="P1">Web Service</text:p>
        </draw:rect>
        <draw:rect draw:style-name="gr3" draw:text-style-name="P1" draw:layer="layout" svg:width="3.175cm" svg:height="1.016cm" svg:x="16.367cm" svg:y="5.191cm">
          <text:p text:style-name="P1">Monitoring</text:p>
        </draw:rect>
        <draw:line draw:style-name="gr5" draw:text-style-name="P1" draw:layer="layout" svg:x1="14.97cm" svg:y1="4.429cm" svg:x2="14.97cm" svg:y2="6.715cm">
          <text:p/>
        </draw:line>
        <draw:line draw:style-name="gr5" draw:text-style-name="P1" draw:layer="layout" svg:x1="16.621cm" svg:y1="4.556cm" svg:x2="18.145cm" svg:y2="5.191cm">
          <text:p/>
        </draw:line>
        <draw:rect draw:style-name="gr3" draw:text-style-name="P1" draw:layer="layout" svg:width="3.302cm" svg:height="0.889cm" svg:x="7.35cm" svg:y="12.811cm">
          <text:p text:style-name="P1">Interface</text:p>
        </draw:rect>
        <draw:rect draw:style-name="gr3" draw:text-style-name="P1" draw:layer="layout" svg:width="2.794cm" svg:height="1.27cm" svg:x="10.779cm" svg:y="14.208cm">
          <text:p text:style-name="P1">Pull Data</text:p>
        </draw:rect>
        <draw:rect draw:style-name="gr3" draw:text-style-name="P1" draw:layer="layout" svg:width="3.048cm" svg:height="1.524cm" svg:x="6.895cm" svg:y="15.097cm">
          <text:p text:style-name="P1">Store Data</text:p>
        </draw:rect>
        <draw:line draw:style-name="gr6" draw:text-style-name="P1" draw:layer="layout" svg:x1="5.699cm" svg:y1="9.128cm" svg:x2="7.477cm" svg:y2="12.938cm">
          <text:p/>
        </draw:line>
        <draw:line draw:style-name="gr7" draw:text-style-name="P1" draw:layer="layout" svg:x1="14.335cm" svg:y1="7.731cm" svg:x2="14.335cm" svg:y2="13.192cm">
          <text:p/>
        </draw:line>
        <draw:line draw:style-name="gr4" draw:text-style-name="P1" draw:layer="layout" svg:x1="14.335cm" svg:y1="13.192cm" svg:x2="10.525cm" svg:y2="13.192cm">
          <text:p/>
        </draw:line>
        <draw:line draw:style-name="gr4" draw:text-style-name="P1" draw:layer="layout" svg:x1="7.858cm" svg:y1="13.7cm" svg:x2="7.858cm" svg:y2="15.097cm">
          <text:p/>
        </draw:line>
        <draw:line draw:style-name="gr4" draw:text-style-name="P1" draw:layer="layout" svg:x1="8.493cm" svg:y1="16.621cm" svg:x2="9.255cm" svg:y2="21.828cm">
          <text:p/>
        </draw:line>
        <draw:line draw:style-name="gr5" draw:text-style-name="P1" draw:layer="layout" svg:x1="9.89cm" svg:y1="13.7cm" svg:x2="10.779cm" svg:y2="14.843cm">
          <text:p/>
        </draw:line>
        <draw:line draw:style-name="gr5" draw:text-style-name="P1" draw:layer="layout" svg:x1="12.049cm" svg:y1="15.478cm" svg:x2="11.16cm" svg:y2="21.701cm">
          <text:p/>
        </draw:line>
        <draw:frame draw:style-name="gr8" draw:layer="layout" svg:width="1.143cm" svg:height="0.962cm" svg:x="1.762cm" svg:y="4.81cm">
          <draw:text-box>
            <text:p>1</text:p>
          </draw:text-box>
        </draw:frame>
        <draw:frame draw:style-name="gr8" draw:layer="layout" svg:width="0.889cm" svg:height="0.962cm" svg:x="4.556cm" svg:y="4.429cm">
          <draw:text-box>
            <text:p>2</text:p>
          </draw:text-box>
        </draw:frame>
        <draw:line draw:style-name="gr9" draw:text-style-name="P1" draw:layer="layout" svg:x1="1.889cm" svg:y1="4.175cm" svg:x2="1.889cm" svg:y2="8.747cm">
          <text:p/>
        </draw:line>
        <draw:line draw:style-name="gr4" draw:text-style-name="P1" draw:layer="layout" svg:x1="1.889cm" svg:y1="8.747cm" svg:x2="2.905cm" svg:y2="8.747cm">
          <text:p/>
        </draw:line>
        <draw:frame draw:style-name="gr8" draw:layer="layout" svg:width="1.27cm" svg:height="0.962cm" svg:x="7.096cm" svg:y="4.864cm">
          <draw:text-box>
            <text:p>3</text:p>
          </draw:text-box>
        </draw:frame>
        <draw:frame draw:style-name="gr10" draw:layer="layout" svg:width="0.762cm" svg:height="1.143cm" svg:x="4.302cm" svg:y="7.223cm">
          <draw:text-box>
            <text:p>4</text:p>
          </draw:text-box>
        </draw:frame>
        <draw:frame draw:style-name="gr11" draw:layer="layout" svg:width="1.27cm" svg:height="1.139cm" svg:x="6.461cm" svg:y="9.763cm">
          <draw:text-box>
            <text:p>5</text:p>
          </draw:text-box>
        </draw:frame>
        <draw:frame draw:style-name="gr12" draw:layer="layout" svg:width="1.143cm" svg:height="1.012cm" svg:x="14.081cm" svg:y="5.064cm">
          <draw:text-box>
            <text:p>6</text:p>
          </draw:text-box>
        </draw:frame>
        <draw:frame draw:style-name="gr13" draw:layer="layout" svg:width="1.524cm" svg:height="1.266cm" svg:x="17.637cm" svg:y="3.794cm">
          <draw:text-box>
            <text:p>7</text:p>
          </draw:text-box>
        </draw:frame>
        <draw:frame draw:style-name="gr11" draw:layer="layout" svg:width="1.397cm" svg:height="1.139cm" svg:x="14.843cm" svg:y="9.763cm">
          <draw:text-box>
            <text:p>8</text:p>
          </draw:text-box>
        </draw:frame>
        <draw:frame draw:style-name="gr13" draw:layer="layout" svg:width="1.016cm" svg:height="1.266cm" svg:x="6.842cm" svg:y="13.827cm">
          <draw:text-box>
            <text:p>9</text:p>
          </draw:text-box>
        </draw:frame>
        <draw:frame draw:style-name="gr13" draw:layer="layout" svg:width="1.524cm" svg:height="1.266cm" svg:x="7.477cm" svg:y="18.78cm">
          <draw:text-box>
            <text:p>10</text:p>
          </draw:text-box>
        </draw:frame>
        <draw:frame draw:style-name="gr13" draw:layer="layout" svg:width="1.397cm" svg:height="1.266cm" svg:x="11.795cm" svg:y="18.907cm">
          <draw:text-box>
            <text:p>12</text:p>
          </draw:text-box>
        </draw:frame>
        <draw:frame draw:style-name="gr13" draw:layer="layout" svg:width="1.524cm" svg:height="1.266cm" svg:x="9.255cm" svg:y="14.085cm">
          <draw:text-box>
            <text:p>11</text:p>
          </draw:text-box>
        </draw:frame>
        <draw:rect draw:style-name="gr14" draw:text-style-name="P1" draw:layer="layout" svg:width="3.175cm" svg:height="0.762cm" svg:x="2.778cm" svg:y="8.493cm">
          <text:p text:style-name="P1">Interface</text:p>
        </draw:rect>
        <draw:line draw:style-name="gr15" draw:text-style-name="P1" draw:layer="layout" svg:x1="16.367cm" svg:y1="7.223cm" svg:x2="18.018cm" svg:y2="6.207cm">
          <text:p/>
        </draw:line>
        <draw:frame draw:style-name="gr11" draw:layer="layout" svg:width="1.27cm" svg:height="1.139cm" svg:x="17.637cm" svg:y="6.842cm">
          <draw:text-box>
            <text:p>13</text:p>
          </draw:text-box>
        </draw:frame>
        <draw:frame draw:style-name="gr8" draw:layer="layout" svg:width="11.938cm" svg:height="0.962cm" svg:x="2.016cm" svg:y="0.038cm">
          <draw:text-box>
            <text:p>Luis Mendoza</text:p>
          </draw:text-box>
        </draw:frame>
      </draw:page>
      <draw:page draw:name="page2" draw:style-name="dp1" draw:master-page-name="Default">
        <draw:frame draw:style-name="gr16" draw:layer="layout" svg:width="19.431cm" svg:height="25.745cm" svg:x="1.254cm" svg:y="1cm">
          <draw:text-box>
            <text:p><text:span text:style-name="T1">1.Sends items to be queried to the cloud service and the cloud service returns </text:span><text:span text:style-name="T1"><text:tab/></text:span><text:span text:style-name="T1">the results of the queries.</text:span></text:p>
            <text:p><text:span text:style-name="T1"/></text:p>
            <text:p><text:span text:style-name="T1">2.The data collection subsystem sends the data to be filtered to </text:span><text:span text:style-name="T1"><text:tab/></text:span><text:span text:style-name="T1">the filter </text:span><text:span text:style-name="T1"><text:tab/></text:span><text:span text:style-name="T1"><text:tab/></text:span><text:span text:style-name="T1">subsystem.</text:span></text:p>
            <text:p><text:span text:style-name="T1"/></text:p>
            <text:p><text:span text:style-name="T1">3.The mobile apps sends any data retrieved from the PMM to the collect data </text:span><text:span text:style-name="T1"><text:tab/></text:span><text:span text:style-name="T1">subsystem, via blue tooth</text:span></text:p>
            <text:p><text:span text:style-name="T1"/></text:p>
            <text:p><text:span text:style-name="T1">4.The filter subsystem sends the filtered PMM data back to the interface, so that </text:span><text:span text:style-name="T1"><text:tab/></text:span><text:span text:style-name="T1">it can send it out to be stored.</text:span></text:p>
            <text:p><text:span text:style-name="T1"/></text:p>
            <text:p><text:span text:style-name="T1">5.The mobile app interface sends data collected from the PMM and queries to </text:span><text:span text:style-name="T1"><text:tab/></text:span><text:span text:style-name="T1">the cloud service via wifi. The cloud service either stores the PMM data or </text:span><text:span text:style-name="T1"><text:tab/></text:span><text:span text:style-name="T1">returns query results.</text:span></text:p>
            <text:p><text:span text:style-name="T1"/></text:p>
            <text:p><text:span text:style-name="T1">6.The TSP interface communicates with the web service sending query results </text:span><text:span text:style-name="T1"><text:tab/></text:span><text:span text:style-name="T1">and receiving query commands for the staff.</text:span></text:p>
            <text:p><text:span text:style-name="T1"/></text:p>
            <text:p><text:span text:style-name="T1">7.Sends requested information about individual wheelchairs and statistics from </text:span><text:span text:style-name="T1"><text:tab/></text:span><text:span text:style-name="T1">the monitoring subsystem to be displayed by the web service. </text:span></text:p>
            <text:p><text:span text:style-name="T1"/></text:p>
            <text:p><text:span text:style-name="T1">8.Sends queries and query results between the TSP <text:s/>and the Cloud Service via </text:span><text:span text:style-name="T1"><text:tab/></text:span><text:span text:style-name="T1">wifi.</text:span></text:p>
            <text:p><text:span text:style-name="T1"/></text:p>
            <text:p><text:span text:style-name="T1">9.Sends the data collected by the mobile app the the store data </text:span><text:span text:style-name="T1"><text:tab/></text:span><text:span text:style-name="T1">subsystem.</text:span></text:p>
            <text:p><text:span text:style-name="T1"/></text:p>
            <text:p><text:span text:style-name="T1">10. Sends the data to the data base so it can be stored for later </text:span><text:span text:style-name="T1"><text:tab/></text:span><text:span text:style-name="T1">querying</text:span></text:p>
            <text:p><text:span text:style-name="T1"><text:s/></text:span></text:p>
            <text:p><text:span text:style-name="T1">11. Sends queries to the pull data subsystem, and returns results to the </text:span><text:span text:style-name="T1"><text:tab/></text:span><text:span text:style-name="T1"><text:tab/></text:span><text:span text:style-name="T1">interface.</text:span></text:p>
            <text:p><text:span text:style-name="T1"/></text:p>
            <text:p><text:span text:style-name="T1">12.Sends the queries to the database and return the results of the queries back </text:span><text:span text:style-name="T1"><text:tab/></text:span><text:span text:style-name="T1">to the pull data sub system.</text:span></text:p>
            <text:p><text:span text:style-name="T1"/></text:p>
            <text:p><text:span text:style-name="T1">13. Sends the real time monitoring information and the statistics to the </text:span><text:span text:style-name="T1"><text:tab/></text:span><text:span text:style-name="T1"><text:tab/></text:span><text:span text:style-name="T1">monitoring subsystem.</text:span></text:p>
            <text:p>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ejaVu Sans Mono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Mendoza</meta:initial-creator>
    <meta:creation-date>2017-12-06T22:42:06</meta:creation-date>
    <dc:date>2017-12-11T18:20:06</dc:date>
    <dc:creator>Luis Mendoza</dc:creator>
    <meta:editing-duration>PT47M14S</meta:editing-duration>
    <meta:editing-cycles>59</meta:editing-cycles>
    <meta:generator>OpenOffice/4.0.0$Unix OpenOffice.org_project/400m3$Build-9702</meta:generator>
    <meta:document-statistic meta:object-count="45"/>
  </office:meta>
</office:document-meta>
</file>